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a6f2" officeooo:paragraph-rsid="0000a6f2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officeooo:rsid="0000a6f2"/>
    </style:style>
    <style:style style:name="T2" style:family="text">
      <style:text-properties officeooo:rsid="0000a9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MyHome</text:span></text:p>
      <text:p text:style-name="Standard"/>
      <text:p text:style-name="P1">Presentación</text:p>
      <text:p text:style-name="P1"/>
      <text:p text:style-name="P1">Crear una aplicación capaz de recibir información procesarla y ejecutar acciones al gusto del usuario o automatizarlas dentro de un entorno doméstico con la intención de automatizar un hogar.</text:p>
      <text:p text:style-name="P1"/>
      <text:p text:style-name="P1">Especificaciones</text:p>
      <text:p text:style-name="P1"/>
      <text:p text:style-name="P1">-Servidor de base de datos</text:p>
      <text:p text:style-name="P1">-Aplicación Web encargada de la ejecución de los procesos y atender los usuarios</text:p>
      <text:p text:style-name="P1"><text:tab/>-Administrar los clientes</text:p>
      <text:p text:style-name="P1"><text:tab/>-Administrar los usuarios</text:p>
      <text:p text:style-name="P1"><text:tab/><text:tab/>-<text:span text:style-name="T2">Detectar perfiles de usuarios</text:span></text:p>
      <text:p text:style-name="P1">-Seguridad</text:p>
      <text:p text:style-name="P1">-Monitorizació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00:29:03.090670250</meta:creation-date>
    <dc:date>2016-08-16T00:41:50.536104012</dc:date>
    <meta:editing-duration>PT3M56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1" meta:word-count="62" meta:character-count="440" meta:non-whitespace-character-count="385"/>
  </office:meta>
</office:document-meta>
</file>